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5"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1" style:family="paragraph" style:parent-style-name="IP">
      <style:text-properties style:font-name="Liberation Sans" fo:font-size="10pt"/>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6"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fo:font-weight="normal" style:font-weight-asian="normal" style:font-size-complex="10pt" style:font-weight-complex="normal"/>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line-height="150%" fo:text-align="justify" style:justify-single-word="false" fo:text-indent="0in" style:auto-text-indent="false"/>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22"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28" style:family="paragraph" style:parent-style-name="Standard">
      <style:paragraph-properties fo:margin-top="0.0547in" fo:margin-bottom="0in" style:snap-to-layout-grid="false"/>
      <style:text-properties style:font-name="Liberation Sans" fo:font-size="10pt" fo:font-weight="bold" style:font-weight-asian="bold"/>
    </style:style>
    <style:style style:name="P29" style:family="paragraph" style:parent-style-name="IP">
      <style:paragraph-properties fo:margin-top="0.0547in" fo:margin-bottom="0in" style:snap-to-layout-grid="false"/>
      <style:text-properties style:font-name="Liberation Sans" fo:font-size="10pt" fo:font-weight="bold" style:font-weight-asian="bold"/>
    </style:style>
    <style:style style:name="P30"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31"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2" style:family="paragraph" style:parent-style-name="Contents_20_Heading">
      <style:text-properties style:font-name="Liberation Sans" fo:font-size="12pt" fo:font-weight="bold" style:font-weight-asian="bold" style:font-weight-complex="bold"/>
    </style:style>
    <style:style style:name="P33" style:family="paragraph" style:parent-style-name="Standard" style:list-style-name="">
      <style:paragraph-properties fo:text-align="justify" style:justify-single-word="false" fo:orphans="0" fo:widows="0" fo:hyphenation-ladder-count="no-limit" style:writing-mode="lr-tb"/>
      <style:text-properties style:font-name="Liberation Sans" fo:font-size="12pt" fo:font-weight="normal" style:font-size-asian="14pt" style:font-weight-asian="normal" style:font-weight-complex="normal" fo:hyphenate="false" fo:hyphenation-remain-char-count="2" fo:hyphenation-push-char-count="2"/>
    </style:style>
    <style:style style:name="P34" style:family="paragraph" style:parent-style-name="Standard">
      <style:paragraph-properties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35"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36" style:family="paragraph" style:parent-style-name="Standard" style:list-style-name="L1">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37"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font-size-complex="12pt" style:language-complex="ar" style:country-complex="SA" style:font-weight-complex="bold" fo:hyphenate="false" fo:hyphenation-remain-char-count="2" fo:hyphenation-push-char-count="2"/>
    </style:style>
    <style:style style:name="P38"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39" style:family="paragraph" style:parent-style-name="Text_20_body" style:master-page-name="Standard">
      <style:paragraph-properties style:page-number="auto"/>
    </style:style>
    <style:style style:name="P4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41" style:family="paragraph" style:parent-style-name="Heading_20_2" style:list-style-name="">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42"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43" style:family="paragraph" style:parent-style-name="Heading_20_2" style:list-style-name="">
      <style:paragraph-properties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44" style:family="paragraph" style:parent-style-name="Heading_20_2">
      <style:paragraph-properties fo:break-before="page"/>
      <style:text-properties style:font-name="Liberation Sans" fo:font-size="14pt" style:font-size-asian="14pt" style:font-size-complex="14pt"/>
    </style:style>
    <style:style style:name="P45"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46" style:family="paragraph" style:parent-style-name="Heading_20_2" style:list-style-name="">
      <style:paragraph-properties fo:margin-top="0in" fo:margin-bottom="0in" fo:text-align="justify" style:justify-single-word="false" fo:orphans="0" fo:widows="0" fo:hyphenation-ladder-count="no-limit" style:writing-mode="lr-tb"/>
      <style:text-properties style:font-name="Liberation Sans"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weight="bold" style:font-weight-asian="bold" style:font-weight-complex="bold"/>
    </style:style>
    <style:style style:name="T18" style:family="text">
      <style:text-properties fo:language="es" fo:country="MX" fo:font-weight="bold" style:letter-kerning="true" style:font-name-asian="DejaVu Sans1" style:language-asian="zxx" style:country-asian="none" style:font-weight-asian="bold" style:language-complex="ar" style:country-complex="SA" style:font-weight-complex="bold"/>
    </style:style>
    <style:style style:name="T19" style:family="text">
      <style:text-properties fo:language="es" fo:country="MX" style:letter-kerning="true" style:font-name-asian="DejaVu Sans1" style:language-asian="zxx" style:country-asian="none" style:language-complex="ar" style:country-complex="SA"/>
    </style:style>
    <style:style style:name="T20" style:family="text">
      <style:text-properties style:font-size-asian="12pt" style:font-size-complex="12pt"/>
    </style:style>
    <style:style style:name="T21" style:family="text">
      <style:text-properties style:font-size-complex="12pt"/>
    </style:style>
    <style:style style:name="T22" style:family="text">
      <style:text-properties fo:font-size="12pt"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none"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la1" table:style-name="Tabla1">
        <table:table-column table:style-name="Tabla1.A"/>
        <table:table-column table:style-name="Tabla1.B"/>
        <table:table-row table:style-name="Tabla1.1">
          <table:table-cell table:style-name="Tabla1.A1" office:value-type="string">
            <text:p text:style-name="P30">Cooperativa</text:p>
            <text:p text:style-name="P30">CubaSWL</text:p>
          </table:table-cell>
          <table:table-cell table:style-name="Tabla1.B1" office:value-type="string">
            <text:p text:style-name="P28">Cooperativa CubaSWL</text:p>
            <text:h text:style-name="P40" text:outline-level="1" text:is-list-header="true"><text:bookmark-start text:name="__RefHeading__5763_1597302656"/>Glosario de términos.<text:bookmark-end text:name="__RefHeading__5763_1597302656"/></text:h>
            <text:p text:style-name="P10">ToNgueLP, editor de corpus de textos para tareas NLP.</text:p>
            <text:p text:style-name="P11">Producto: ToNgueLP Corpus Tools </text:p>
            <text:p text:style-name="P29"><text:bookmark-start text:name="__DdeLink__1832_1032860403"/>Versión: 1.0<text:bookmark-end text:name="__DdeLink__1832_1032860403"/></text:p>
            <text:p text:style-name="P29">Autor: Ing. Abel Meneses Abad</text:p>
          </table:table-cell>
        </table:table-row>
        <table:table-row table:style-name="Tabla1.2">
          <table:table-cell table:style-name="Tabla1.B1" table:number-columns-spanned="2" office:value-type="string">
            <text:p text:style-name="P14"/>
            <text:p text:style-name="P15">Reglas de Confidencialidad</text:p>
            <text:p text:style-name="P17"><text:span text:style-name="T3">Clasificación</text:span><text:span text:style-name="T1">: </text:span><text:span text:style-name="T4">Software particular para la Universidad de Camagüey, factible de exportar por las partes desarrolladoras, de carácter nacional a evaluar en la convocatoria del CITMA en el 2014.</text:span></text:p>
            <text:p text:style-name="P18"><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16">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9"><text:page-count style:num-format="1">5</text:page-count></text:span> áginas de este documento. </text:p>
          </table:table-cell>
          <table:covered-table-cell/>
        </table:table-row>
      </table:table>
      <text:p text:style-name="P27"/>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2">Índice de contenido</text:p>
          </text:index-title>
          <text:p text:style-name="P25"><text:a xlink:type="simple" xlink:href="#__RefHeading__5763_1597302656" text:style-name="Index_20_Link" text:visited-style-name="Index_20_Link"><text:span text:style-name="T22">Glosario de términos.<text:tab/>1</text:span></text:a></text:p>
          <text:p text:style-name="P26"><text:a xlink:type="simple" xlink:href="#__RefHeading__4096_549429935" text:style-name="Index_20_Link" text:visited-style-name="Index_20_Link"><text:span text:style-name="T22"><text:s text:c="2"/>Referidos a la Lingüística<text:tab/>1</text:span></text:a></text:p>
          <text:p text:style-name="P26"><text:a xlink:type="simple" xlink:href="#__RefHeading__3358_549429935" text:style-name="Index_20_Link" text:visited-style-name="Index_20_Link"><text:span text:style-name="T22"><text:s text:c="2"/>Referidos al Procesamiento del Lenguaje Natural<text:tab/>2</text:span></text:a></text:p>
          <text:p text:style-name="P26"><text:a xlink:type="simple" xlink:href="#__RefHeading__3976_549429935" text:style-name="Index_20_Link" text:visited-style-name="Index_20_Link"><text:span text:style-name="T22"><text:s text:c="2"/>Referidos a la detección de plagio<text:tab/>3</text:span></text:a></text:p>
        </text:index-body>
      </text:table-of-content>
      <text:h text:style-name="P42" text:outline-level="2"><text:bookmark-start text:name="__RefHeading__4096_549429935"/>Referidos a la Lingüística<text:bookmark-end text:name="__RefHeading__4096_549429935"/></text:h>
      <text:p text:style-name="P21">Morfología lingüística: <text:span text:style-name="T10">estudia la forma de las palabras, estudia las palabras y su estructura interna.</text:span></text:p>
      <text:p text:style-name="P21">Sintaxis:<text:span text:style-name="T10"> describe como las palabras se combinan para formar sintagmas, oraciones y frases.</text:span></text:p>
      <text:p text:style-name="P24"><text:span text:style-name="T17">Lexicón:</text:span><text:span text:style-name="T12"> Conjunto abstracto no ordenado de entradas léxicas que se definen de acuerdo a sus rasgos fónicos y gramaticales. / Conjunto de las palabras y lexemas de una lengua y libro </text:span><text:span text:style-name="T12">en que se contienen. / </text:span></text:p>
      <text:p text:style-name="P24"><text:span text:style-name="T17">Flexión </text:span><text:span text:style-name="T12">(en lingüística): es la alteración que experimentan las palabra mediante morfemas <text:s/>constituyentes según el significado gramatical o categórico para expresar sus distintas </text:span><text:soft-page-break/><text:span text:style-name="T12">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2"><text:span text:style-name="T6">verbos modales:</text:span> <text:s/></text:p>
      <text:p text:style-name="P22"><text:span text:style-name="T6">diátesis:</text:span> </text:p>
      <text:p text:style-name="P22"><text:span text:style-name="T6">elipsis</text:span> (en lingüística):</text:p>
      <text:p text:style-name="P22"><text:span text:style-name="T6">morfemas:</text:span> letras que pospuestas al lexema indican los accidentes del vocablo: género, número, tiempo y persona. </text:p>
      <text:p text:style-name="P22"><text:span text:style-name="T6">afijo:</text:span> el conjunto que reune los sufijos, prefijos, interfijos, infijos y circunfijos.</text:p>
      <text:p text:style-name="P22"><text:span text:style-name="T6">Acento tónico:</text:span><text:span text:style-name="T12"> cuando una sílaba recibe la acentuación se dice que es tónica.</text:span></text:p>
      <text:h text:style-name="P41" text:outline-level="2">Tropónimos:<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h>
      <text:p text:style-name="P8">Hipónimo:<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8">Transcreation<text:span text:style-name="T10"> (Transcreación): es la reescritura completa de un texto en un idioma extranjero teniendo en cuenta las especif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44" text:outline-level="2"><text:bookmark-start text:name="__RefHeading__3358_549429935"/>Referidos al Procesamiento del Lenguaje Natural<text:bookmark-end text:name="__RefHeading__3358_549429935"/></text:h>
      <text:p text:style-name="P20"><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p text:style-name="P20"><text:span text:style-name="T6">Fuzzy string matching:</text:span><text:span text:style-name="T10"> ...(extraído de Taming Text)</text:span></text:p>
      <text:p text:style-name="P21">Lematizar<text:span text:style-name="T10"> (lemmatiz): proceso mediante el cual se extrae el “</text:span>lexema<text:span text:style-name="T10">” de la palabra. Generalmente es necesario utilizar una base de datos que contenga información de los lexemas o lemas(como también se le suele llamar a los lexemas), estas BD son generalmente semánticas. Trabaja la morfología de las palabras.</text:span></text:p>
      <text:p text:style-name="P21">Stemming:<text:span text:style-name="T10"> proceso mediante el cual se eliminan de la palabra los “</text:span>morfemas<text:span text:style-name="T10">”, utilizando reglas predefinidas que se corresponden con las terminaciones más comunes de las palabras en un idioma. </text:span><text:bookmark-start text:name="__DdeLink__948_1965215289"/><text:span text:style-name="T10">Trabaja la morfología de las palabras.</text:span><text:bookmark-end text:name="__DdeLink__948_1965215289"/></text:p>
      <text:p text:style-name="P20"><text:span text:style-name="T6">Compresión lingüística:</text:span> <text:span text:style-name="T10">procesos del tratamiento lingüístico en el que se reducen los términos estudiados. Ejemplo: la lematización y el stemming son tipos de compresión lingüística.</text:span></text:p>
      <text:p text:style-name="P20"><text:span text:style-name="T6">Corrección de errores</text:span> <text:span text:style-name="T10">(normalización de textos)</text:span>: <text:span text:style-name="T10">procesos del tratamiento lingüístico que elimina errores a partir de la comparación con supuestos correctos de la lengua. Ejemplo: Camaguey lleva diéresis en la u(ü), su forma correcta sería: Camagüey.</text:span></text:p>
      <text:p text:style-name="P20"><text:span text:style-name="T6">Part of Speech</text:span><text:span text:style-name="T10"> </text:span>(POS): <text:span text:style-name="T10">área de NLP que estudia el como encontrar las funciones léxicas de las palabras o las partes de la oración, dentro de las dos formas en que se presenta el lenguaje natural(idiomas humanos), los textos y ficheros de audio.</text:span></text:p>
      <text:p text:style-name="P21">Entity identification<text:span text:style-name="T10"> (or entity recognition): es un problema de etiquetado dentro de NLP que consiste en identificad las entidades existentes en un texto, como por ejemplo: lugares, nombres, etc.</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3"><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p text:style-name="P22"><text:span text:style-name="T6">textual entailment</text:span> (implicación textual): en la lógica el texto 1 implica el texto 2, esto podría ser el texto 1 es la pregunta que responde el texto 2; u otro tipo de relaciones.</text:p>
      <text:p text:style-name="P22"><text:soft-page-break/><text:span text:style-name="T6">Token:</text:span> A token is the technical name for a sequence of characters — such as hairy, his, or :) — that we want to treat as a group. (Bird 2009, NLP with Py)</text:p>
      <text:h text:style-name="P33" text:outline-level="2"><text:span text:style-name="T18">Actually, AI / NLP is not even scientific</text:span><text:span text:style-name="T19">: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text:span></text:h>
      <text:h text:style-name="P43" text:outline-level="2">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woman.” and “Chris is a person.”; Substitution of both sentences: “Chris is a man or a woman.”; Conversion to a question: “Is Chris a man or a woman?”. <text:span text:style-name="T20">(03/11/2013 a través de Linkedin)</text:span></text:h>
      <text:h text:style-name="P46" text:outline-level="2"><text:span text:style-name="T7">Semantic Role Labeling:</text:span><text:span text:style-name="T21"> 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h>
      <text:list xml:id="list2101516310" text:style-name="L1">
        <text:list-item>
          <text:p text:style-name="P36">Agent: Actor of an action </text:p>
        </text:list-item>
        <text:list-item>
          <text:p text:style-name="P36">Patient: Entity affected by the action </text:p>
        </text:list-item>
        <text:list-item>
          <text:p text:style-name="P36">Instrument: Tool used in performing action. </text:p>
        </text:list-item>
        <text:list-item>
          <text:p text:style-name="P36">Beneficiary: Entity for whom action is performed </text:p>
        </text:list-item>
        <text:list-item>
          <text:p text:style-name="P36">Source: Origin of the affected entity </text:p>
        </text:list-item>
        <text:list-item>
          <text:p text:style-name="P36">Destination: Destination of the affected entity</text:p>
        </text:list-item>
      </text:list>
      <text:p text:style-name="P37"/>
      <text:p text:style-name="P31"><text:span text:style-name="T21">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35"/>
      <text:p text:style-name="P34"/>
      <text:h text:style-name="P45" text:outline-level="2"><text:bookmark-start text:name="__RefHeading__3976_549429935"/>Referidos a la detección de plagio<text:bookmark-end text:name="__RefHeading__3976_549429935"/></text:h>
      <text:p text:style-name="P22"><text:span text:style-name="T6">Sparse matching:</text:span> coincidencia esparcida, se aplica cuando dos documentos son similares en uno o más fragmentos aislados.</text:p>
      <text:p text:style-name="P20">paraphrase plagiarism<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p text:style-name="P20"><text:span text:style-name="T6">verbatim plagiarism:</text:span><text:span text:style-name="T10"> plagio literal o copy-paste.</text:span></text:p>
      <text:p text:style-name="P20"><text:span text:style-name="T6">high context similarity:</text:span><text:span text:style-name="T10"> similaridad en textos largos</text:span></text:p>
      <text:p text:style-name="P20"><text:span text:style-name="T6">short context similarity:</text:span><text:span text:style-name="T10"> similaridad en textos cortos, como resúmenes, noticias, etc.</text:span></text:p>
      <text:p text:style-name="P20"><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6">high similarity treshold:</text:span><text:span text:style-name="T10"> un gran % del documento similar a otro.</text:span></text:p>
      <text:p text:style-name="P20"><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2">Semantic den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text-align="justify" style:justify-single-word="false" fo:orphans="0" fo:widows="0" fo:hyphenation-ladder-count="no-limit" style:writing-mode="lr-tb"/>
      <style:text-properties style:use-window-font-color="true" style:font-name="Liberation Sans" fo:font-size="14pt" fo:language="es" fo:country="MX" fo:font-weight="bold"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style:snap-to-layout-grid="false"/>
      <style:text-properties fo:font-size="8pt" style:font-size-asian="8pt" style:font-size-complex="8pt"/>
    </style:style>
    <style:style style:name="MP3" style:family="paragraph" style:parent-style-name="Standard">
      <style:text-properties fo:font-size="8pt" style:font-size-asian="8pt" style:font-size-complex="8pt"/>
    </style:style>
    <style:style style:name="MP4" style:family="paragraph" style:parent-style-name="IP">
      <style:paragraph-properties style:snap-to-layout-grid="false"/>
    </style:style>
    <style:style style:name="MP5"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7" style:family="paragraph" style:parent-style-name="Footer">
      <style:paragraph-properties fo:margin-left="0in" fo:margin-right="0.25in" fo:text-indent="0in" style:auto-text-indent="false" style:snap-to-layout-grid="false"/>
    </style:style>
    <style:style style:name="MP8" style:family="paragraph" style:parent-style-name="Footer">
      <style:paragraph-properties fo:margin-left="0in" fo:margin-right="0.25in" fo:text-align="end" style:justify-single-word="false" fo:text-indent="0in" style:auto-text-indent="false" style:snap-to-layout-grid="false"/>
    </style:style>
    <style:style style:name="MP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
              <text:p text:style-name="MP3">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4">IP - UCI</text:p>
            </table:table-cell>
            <table:table-cell table:style-name="Tabla7.B1" office:value-type="string">
              <text:p text:style-name="MP5">Historia de usuario</text:p>
            </table:table-cell>
            <table:table-cell table:style-name="Tabla7.A1" office:value-type="string">
              <text:p text:style-name="MP6"><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7"><text:span text:style-name="Page_20_Number"><text:span text:style-name="MT2">Proyecto:</text:span></text:span></text:p>
            </table:table-cell>
            <table:table-cell table:style-name="Tabla6.A1" office:value-type="string">
              <text:p text:style-name="MP7"><text:span text:style-name="Page_20_Number"><text:span text:style-name="MT2">Producto:</text:span></text:span></text:p>
            </table:table-cell>
            <table:table-cell table:style-name="Tabla6.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4">IP - UCI</text:p>
            </table:table-cell>
            <table:table-cell table:style-name="Tabla9.B1" office:value-type="string">
              <text:p text:style-name="MP9">Lista de reserva del producto</text:p>
            </table:table-cell>
            <table:table-cell table:style-name="Tabla9.A1" office:value-type="string">
              <text:p text:style-name="MP6"><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7"><text:span text:style-name="Page_20_Number"><text:span text:style-name="MT2">Proyecto:</text:span></text:span></text:p>
            </table:table-cell>
            <table:table-cell table:style-name="Tabla8.A1" office:value-type="string">
              <text:p text:style-name="MP7"><text:span text:style-name="Page_20_Number"><text:span text:style-name="MT2">Producto:</text:span></text:span></text:p>
            </table:table-cell>
            <table:table-cell table:style-name="Tabla8.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4">IP - UCI</text:p>
            </table:table-cell>
            <table:table-cell table:style-name="Tabla11.B1" office:value-type="string">
              <text:p text:style-name="MP10">Historias de usuario</text:p>
            </table:table-cell>
            <table:table-cell table:style-name="Tabla11.A1" office:value-type="string">
              <text:p text:style-name="MP6"><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7"><text:span text:style-name="Page_20_Number"><text:span text:style-name="MT2">Proyecto:</text:span></text:span></text:p>
            </table:table-cell>
            <table:table-cell table:style-name="Tabla10.A1" office:value-type="string">
              <text:p text:style-name="MP7"><text:span text:style-name="Page_20_Number"><text:span text:style-name="MT2">Producto:</text:span></text:span></text:p>
            </table:table-cell>
            <table:table-cell table:style-name="Tabla10.A1" office:value-type="string">
              <text:p text:style-name="MP8"><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66</meta:editing-cycles>
    <meta:editing-duration>PT7H55M29S</meta:editing-duration>
    <meta:initial-creator>Abel Meneses Abad</meta:initial-creator>
    <dc:date>2015-01-10T00:48:05</dc:date>
    <dc:creator>Abel Meneses Abad</dc:creator>
    <meta:document-statistic meta:table-count="8" meta:image-count="0" meta:object-count="0" meta:page-count="5" meta:paragraph-count="85" meta:word-count="1585" meta:character-count="10446" meta:non-whitespace-character-count="8920"/>
    <meta:user-defined meta:name="Información 1"/>
    <meta:user-defined meta:name="Información 2"/>
    <meta:user-defined meta:name="Información 3"/>
    <meta:user-defined meta:name="Información 4"/>
  </office:meta>
</office:document-meta>
</file>